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c75f"/>
    </style:style>
    <style:style style:name="P2" style:family="paragraph" style:parent-style-name="Standard">
      <style:text-properties officeooo:rsid="0013c75f" officeooo:paragraph-rsid="0013c75f"/>
    </style:style>
    <style:style style:name="P3" style:family="paragraph" style:parent-style-name="Standard">
      <style:text-properties fo:font-weight="bold" officeooo:rsid="0014e997" officeooo:paragraph-rsid="0014e997" style:font-weight-asian="bold" style:font-weight-complex="bold"/>
    </style:style>
    <style:style style:name="P4" style:family="paragraph" style:parent-style-name="Standard">
      <style:paragraph-properties fo:break-before="page"/>
      <style:text-properties fo:font-weight="bold" officeooo:rsid="0014e997" officeooo:paragraph-rsid="0014e997" style:font-weight-asian="bold" style:font-weight-complex="bold"/>
    </style:style>
    <style:style style:name="P5" style:family="paragraph" style:parent-style-name="Standard">
      <style:text-properties fo:font-weight="bold" officeooo:rsid="001a3bd7" officeooo:paragraph-rsid="001a3bd7" style:font-weight-asian="bold" style:font-weight-complex="bold"/>
    </style:style>
    <style:style style:name="P6" style:family="paragraph" style:parent-style-name="Standard">
      <style:text-properties fo:font-weight="bold" officeooo:rsid="001f5e0a" officeooo:paragraph-rsid="001f5e0a" style:font-weight-asian="bold" style:font-weight-complex="bold"/>
    </style:style>
    <style:style style:name="P7" style:family="paragraph" style:parent-style-name="Standard">
      <style:text-properties officeooo:paragraph-rsid="0014e997"/>
    </style:style>
    <style:style style:name="P8" style:family="paragraph" style:parent-style-name="Standard">
      <style:text-properties officeooo:paragraph-rsid="001d2021"/>
    </style:style>
    <style:style style:name="P9" style:family="paragraph" style:parent-style-name="Standard" style:list-style-name="L1">
      <style:text-properties officeooo:paragraph-rsid="001a930b"/>
    </style:style>
    <style:style style:name="P10" style:family="paragraph" style:parent-style-name="Standard" style:list-style-name="L1">
      <style:text-properties fo:font-weight="normal" officeooo:rsid="001a930b" officeooo:paragraph-rsid="001a930b" style:font-weight-asian="normal" style:font-weight-complex="normal"/>
    </style:style>
    <style:style style:name="P11" style:family="paragraph" style:parent-style-name="Standard" style:list-style-name="L4">
      <style:text-properties fo:font-weight="normal" officeooo:paragraph-rsid="0013c75f" style:font-weight-asian="normal" style:font-weight-complex="normal"/>
    </style:style>
    <style:style style:name="P12" style:family="paragraph" style:parent-style-name="Standard" style:list-style-name="L1">
      <style:text-properties officeooo:rsid="001a930b" officeooo:paragraph-rsid="001a930b"/>
    </style:style>
    <style:style style:name="P13" style:family="paragraph" style:parent-style-name="Standard" style:list-style-name="L1">
      <style:text-properties fo:color="#000000" loext:opacity="100%" style:text-underline-style="none" fo:font-weight="normal" officeooo:rsid="001b26ac" officeooo:paragraph-rsid="001b26ac" style:font-weight-asian="normal" style:font-weight-complex="normal"/>
    </style:style>
    <style:style style:name="P14" style:family="paragraph" style:parent-style-name="Standard" style:list-style-name="L1">
      <style:text-properties fo:color="#000000" loext:opacity="100%" style:text-underline-style="none" fo:font-weight="normal" officeooo:rsid="001a930b" officeooo:paragraph-rsid="001a930b" style:font-weight-asian="normal" style:font-weight-complex="normal"/>
    </style:style>
    <style:style style:name="P15" style:family="paragraph" style:parent-style-name="Standard" style:list-style-name="L4">
      <style:text-properties fo:color="#000000" loext:opacity="100%" fo:font-weight="bold" officeooo:rsid="0014e997" officeooo:paragraph-rsid="0015ddb6" style:font-weight-asian="bold" style:font-weight-complex="bold"/>
    </style:style>
    <style:style style:name="P16" style:family="paragraph" style:parent-style-name="Standard" style:list-style-name="L4">
      <style:text-properties fo:color="#000000" loext:opacity="100%" fo:font-weight="normal" officeooo:rsid="0014e997" officeooo:paragraph-rsid="0015ddb6" style:font-weight-asian="normal" style:font-weight-complex="normal"/>
    </style:style>
    <style:style style:name="P17" style:family="paragraph" style:parent-style-name="Standard">
      <style:text-properties fo:font-weight="bold" officeooo:rsid="0013c75f" officeooo:paragraph-rsid="0013c75f" style:font-weight-asian="bold" style:font-weight-complex="bold"/>
    </style:style>
    <style:style style:name="P18" style:family="paragraph" style:parent-style-name="Standard" style:list-style-name="L4">
      <style:text-properties fo:font-weight="bold" officeooo:rsid="0013c75f" officeooo:paragraph-rsid="0014a476" style:font-weight-asian="bold" style:font-weight-complex="bold"/>
    </style:style>
    <style:style style:name="P19" style:family="paragraph" style:parent-style-name="Standard" style:list-style-name="L4">
      <style:text-properties fo:font-weight="bold" officeooo:paragraph-rsid="0013c75f" style:font-weight-asian="bold" style:font-weight-complex="bold"/>
    </style:style>
    <style:style style:name="P20" style:family="paragraph" style:parent-style-name="Standard" style:list-style-name="L2">
      <style:text-properties officeooo:paragraph-rsid="0013c75f"/>
    </style:style>
    <style:style style:name="P21" style:family="paragraph" style:parent-style-name="Standard" style:list-style-name="L2">
      <style:text-properties officeooo:paragraph-rsid="00213ff8"/>
    </style:style>
    <style:style style:name="P22" style:family="paragraph" style:parent-style-name="Standard" style:list-style-name="L3">
      <style:text-properties officeooo:paragraph-rsid="0014e997"/>
    </style:style>
    <style:style style:name="P23" style:family="paragraph" style:parent-style-name="Standard" style:list-style-name="L3">
      <style:text-properties officeooo:paragraph-rsid="00151595"/>
    </style:style>
    <style:style style:name="P24" style:family="paragraph" style:parent-style-name="Standard" style:list-style-name="L3">
      <style:text-properties officeooo:paragraph-rsid="0015a6b4"/>
    </style:style>
    <style:style style:name="P25" style:family="paragraph" style:parent-style-name="Standard" style:list-style-name="L3">
      <style:text-properties style:text-underline-style="solid" style:text-underline-width="auto" style:text-underline-color="font-color" officeooo:paragraph-rsid="00151595"/>
    </style:style>
    <style:style style:name="P26" style:family="paragraph" style:parent-style-name="Standard" style:list-style-name="L4">
      <style:text-properties style:text-underline-style="solid" style:text-underline-width="auto" style:text-underline-color="font-color" fo:font-weight="bold" officeooo:paragraph-rsid="0017ce90" style:font-weight-asian="bold" style:font-weight-complex="bold"/>
    </style:style>
    <style:style style:name="P27" style:family="paragraph" style:parent-style-name="Standard" style:list-style-name="L4">
      <style:text-properties officeooo:paragraph-rsid="0015ddb6"/>
    </style:style>
    <style:style style:name="P28" style:family="paragraph" style:parent-style-name="Standard" style:list-style-name="L4">
      <style:text-properties officeooo:paragraph-rsid="0013c75f"/>
    </style:style>
    <style:style style:name="P29" style:family="paragraph" style:parent-style-name="Standard" style:list-style-name="L5">
      <style:text-properties officeooo:paragraph-rsid="001d2021"/>
    </style:style>
    <style:style style:name="P30" style:family="paragraph" style:parent-style-name="Standard" style:list-style-name="L5">
      <style:text-properties officeooo:paragraph-rsid="001f5e0a"/>
    </style:style>
    <style:style style:name="P31" style:family="paragraph" style:parent-style-name="Standard" style:list-style-name="L5">
      <style:text-properties officeooo:rsid="001d2021" officeooo:paragraph-rsid="001d2021"/>
    </style:style>
    <style:style style:name="P32" style:family="paragraph" style:parent-style-name="Standard" style:list-style-name="L5">
      <style:text-properties officeooo:rsid="001ebc59" officeooo:paragraph-rsid="001ebc59"/>
    </style:style>
    <style:style style:name="T1" style:family="text">
      <style:text-properties officeooo:rsid="00104ac3"/>
    </style:style>
    <style:style style:name="T2" style:family="text">
      <style:text-properties officeooo:rsid="001202bd"/>
    </style:style>
    <style:style style:name="T3" style:family="text">
      <style:text-properties fo:font-weight="bold" style:font-weight-asian="bold" style:font-weight-complex="bold"/>
    </style:style>
    <style:style style:name="T4" style:family="text">
      <style:text-properties fo:font-weight="bold" officeooo:rsid="0014e997" style:font-weight-asian="bold" style:font-weight-complex="bold"/>
    </style:style>
    <style:style style:name="T5" style:family="text">
      <style:text-properties fo:font-weight="bold" officeooo:rsid="001d2021" style:font-weight-asian="bold" style:font-weight-complex="bold"/>
    </style:style>
    <style:style style:name="T6" style:family="text">
      <style:text-properties fo:font-weight="bold" officeooo:rsid="00104ac3" style:font-weight-asian="bold" style:font-weight-complex="bold"/>
    </style:style>
    <style:style style:name="T7" style:family="text">
      <style:text-properties fo:font-weight="bold" officeooo:rsid="001ebc59" style:font-weight-asian="bold" style:font-weight-complex="bold"/>
    </style:style>
    <style:style style:name="T8" style:family="text">
      <style:text-properties officeooo:rsid="0014a476"/>
    </style:style>
    <style:style style:name="T9" style:family="text">
      <style:text-properties officeooo:rsid="0014e997"/>
    </style:style>
    <style:style style:name="T10" style:family="text">
      <style:text-properties fo:font-weight="normal" style:font-weight-asian="normal" style:font-weight-complex="normal"/>
    </style:style>
    <style:style style:name="T11" style:family="text">
      <style:text-properties fo:font-weight="normal" officeooo:rsid="0014e997" style:font-weight-asian="normal" style:font-weight-complex="normal"/>
    </style:style>
    <style:style style:name="T12" style:family="text">
      <style:text-properties fo:font-weight="normal" officeooo:rsid="00151595" style:font-weight-asian="normal" style:font-weight-complex="normal"/>
    </style:style>
    <style:style style:name="T13" style:family="text">
      <style:text-properties fo:font-weight="normal" officeooo:rsid="00104ac3" style:font-weight-asian="normal" style:font-weight-complex="normal"/>
    </style:style>
    <style:style style:name="T14" style:family="text">
      <style:text-properties fo:font-weight="normal" officeooo:rsid="0015a6b4" style:font-weight-asian="normal" style:font-weight-complex="normal"/>
    </style:style>
    <style:style style:name="T15" style:family="text">
      <style:text-properties fo:font-weight="normal" officeooo:rsid="001202bd" style:font-weight-asian="normal" style:font-weight-complex="normal"/>
    </style:style>
    <style:style style:name="T16" style:family="text">
      <style:text-properties fo:font-weight="normal" officeooo:rsid="001a3bd7" style:font-weight-asian="normal" style:font-weight-complex="normal"/>
    </style:style>
    <style:style style:name="T17" style:family="text">
      <style:text-properties fo:font-weight="normal" officeooo:rsid="001a930b" style:font-weight-asian="normal" style:font-weight-complex="normal"/>
    </style:style>
    <style:style style:name="T18" style:family="text">
      <style:text-properties fo:font-weight="normal" officeooo:rsid="001b26ac" style:font-weight-asian="normal" style:font-weight-complex="normal"/>
    </style:style>
    <style:style style:name="T19" style:family="text">
      <style:text-properties fo:font-weight="normal" officeooo:rsid="001b8920" style:font-weight-asian="normal" style:font-weight-complex="normal"/>
    </style:style>
    <style:style style:name="T20" style:family="text">
      <style:text-properties fo:font-weight="normal" officeooo:rsid="001d2021" style:font-weight-asian="normal" style:font-weight-complex="normal"/>
    </style:style>
    <style:style style:name="T21" style:family="text">
      <style:text-properties fo:font-weight="normal" officeooo:rsid="001f5e0a" style:font-weight-asian="normal" style:font-weight-complex="normal"/>
    </style:style>
    <style:style style:name="T22" style:family="text">
      <style:text-properties fo:font-weight="normal" officeooo:rsid="001ebc59" style:font-weight-asian="normal" style:font-weight-complex="normal"/>
    </style:style>
    <style:style style:name="T23" style:family="text">
      <style:text-properties fo:font-weight="normal" officeooo:rsid="00202b99" style:font-weight-asian="normal" style:font-weight-complex="normal"/>
    </style:style>
    <style:style style:name="T24" style:family="text">
      <style:text-properties fo:font-weight="normal" officeooo:rsid="0021a643" style:font-weight-asian="normal" style:font-weight-complex="normal"/>
    </style:style>
    <style:style style:name="T25" style:family="text">
      <style:text-properties officeooo:rsid="00151595"/>
    </style:style>
    <style:style style:name="T26" style:family="text">
      <style:text-properties style:text-underline-style="none"/>
    </style:style>
    <style:style style:name="T27" style:family="text">
      <style:text-properties style:text-underline-style="none" fo:font-weight="normal" officeooo:rsid="00151595" style:font-weight-asian="normal" style:font-weight-complex="normal"/>
    </style:style>
    <style:style style:name="T28" style:family="text">
      <style:text-properties style:text-underline-style="none" fo:font-weight="normal" officeooo:rsid="0015a6b4" style:font-weight-asian="normal" style:font-weight-complex="normal"/>
    </style:style>
    <style:style style:name="T29" style:family="text">
      <style:text-properties style:text-underline-style="none" fo:font-weight="normal" officeooo:rsid="00202b99" style:font-weight-asian="normal" style:font-weight-complex="normal"/>
    </style:style>
    <style:style style:name="T30" style:family="text">
      <style:text-properties style:text-underline-style="none" fo:font-weight="normal" officeooo:rsid="0021a643" style:font-weight-asian="normal" style:font-weight-complex="normal"/>
    </style:style>
    <style:style style:name="T31" style:family="text">
      <style:text-properties style:text-underline-style="none" fo:font-weight="normal" officeooo:rsid="0022c9aa" style:font-weight-asian="normal" style:font-weight-complex="normal"/>
    </style:style>
    <style:style style:name="T32" style:family="text">
      <style:text-properties officeooo:rsid="0015a6b4"/>
    </style:style>
    <style:style style:name="T33" style:family="text">
      <style:text-properties fo:color="#e327ff" loext:opacity="100%" fo:font-weight="normal" officeooo:rsid="0014e997" style:font-weight-asian="normal" style:font-weight-complex="normal"/>
    </style:style>
    <style:style style:name="T34" style:family="text">
      <style:text-properties fo:color="#000000" loext:opacity="100%" style:text-underline-style="none" fo:font-weight="bold" officeooo:rsid="0014e997" style:font-weight-asian="bold" style:font-weight-complex="bold"/>
    </style:style>
    <style:style style:name="T35" style:family="text">
      <style:text-properties fo:color="#000000" loext:opacity="100%" style:text-underline-style="none" fo:font-weight="bold" officeooo:rsid="00151595" style:font-weight-asian="bold" style:font-weight-complex="bold"/>
    </style:style>
    <style:style style:name="T36" style:family="text">
      <style:text-properties fo:color="#000000" loext:opacity="100%" style:text-underline-style="none" fo:font-weight="bold" officeooo:rsid="0015a6b4" style:font-weight-asian="bold" style:font-weight-complex="bold"/>
    </style:style>
    <style:style style:name="T37" style:family="text">
      <style:text-properties fo:color="#000000" loext:opacity="100%" style:text-underline-style="none" fo:font-weight="normal" style:font-weight-asian="normal" style:font-weight-complex="normal"/>
    </style:style>
    <style:style style:name="T38" style:family="text">
      <style:text-properties fo:color="#000000" loext:opacity="100%" style:text-underline-style="none" fo:font-weight="normal" officeooo:rsid="00151595" style:font-weight-asian="normal" style:font-weight-complex="normal"/>
    </style:style>
    <style:style style:name="T39" style:family="text">
      <style:text-properties fo:color="#000000" loext:opacity="100%" style:text-underline-style="none" fo:font-weight="normal" officeooo:rsid="0015a6b4" style:font-weight-asian="normal" style:font-weight-complex="normal"/>
    </style:style>
    <style:style style:name="T40" style:family="text">
      <style:text-properties fo:color="#000000" loext:opacity="100%" style:text-underline-style="none" fo:font-weight="normal" officeooo:rsid="0017ce90" style:font-weight-asian="normal" style:font-weight-complex="normal"/>
    </style:style>
    <style:style style:name="T41" style:family="text">
      <style:text-properties fo:color="#000000" loext:opacity="100%" style:text-underline-style="none" fo:font-weight="normal" officeooo:rsid="001a930b" style:font-weight-asian="normal" style:font-weight-complex="normal"/>
    </style:style>
    <style:style style:name="T42" style:family="text">
      <style:text-properties fo:color="#000000" loext:opacity="100%" style:text-underline-style="none" fo:font-weight="normal" officeooo:rsid="001b26ac" style:font-weight-asian="normal" style:font-weight-complex="normal"/>
    </style:style>
    <style:style style:name="T43" style:family="text">
      <style:text-properties fo:color="#000000" loext:opacity="100%" style:text-underline-style="none" fo:font-weight="normal" officeooo:rsid="001c3279" style:font-weight-asian="normal" style:font-weight-complex="normal"/>
    </style:style>
    <style:style style:name="T44" style:family="text">
      <style:text-properties fo:color="#000000" loext:opacity="100%" style:text-underline-style="none" officeooo:rsid="00151595"/>
    </style:style>
    <style:style style:name="T45" style:family="text">
      <style:text-properties fo:color="#000000" loext:opacity="100%" fo:font-weight="bold" officeooo:rsid="0014e997" style:font-weight-asian="bold" style:font-weight-complex="bold"/>
    </style:style>
    <style:style style:name="T46" style:family="text">
      <style:text-properties fo:color="#000000" loext:opacity="100%" fo:font-weight="normal" officeooo:rsid="0017ce90" style:font-weight-asian="normal" style:font-weight-complex="normal"/>
    </style:style>
    <style:style style:name="T47" style:family="text">
      <style:text-properties officeooo:rsid="0015ddb6"/>
    </style:style>
    <style:style style:name="T48" style:family="text">
      <style:text-properties officeooo:rsid="001a930b"/>
    </style:style>
    <style:style style:name="T49" style:family="text">
      <style:text-properties officeooo:rsid="001b26ac"/>
    </style:style>
    <style:style style:name="T50" style:family="text">
      <style:text-properties officeooo:rsid="00213ff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udent tasks, <text:span text:style-name="T48">each group</text:span></text:p>
      <text:list text:style-name="L1">
        <text:list-item>
          <text:p text:style-name="P10">Select study area and set of 2-5 tree-ring chronologies; standardize those if start with ring widths</text:p>
        </text:list-item>
        <text:list-item>
          <text:p text:style-name="P10">Get monthly primary and secondary climate data <text:span text:style-name="T49">[</text:span>KNMI Explorer<text:span text:style-name="T49">]</text:span></text:p>
        </text:list-item>
        <text:list-item>
          <text:p text:style-name="P9"><text:span text:style-name="T18">Organize and format </text:span><text:span text:style-name="T17">chronologies and </text:span><text:span text:style-name="T18">monthly </text:span><text:span text:style-name="T17">climate data </text:span><text:span text:style-name="T18">[</text:span><text:span text:style-name="T16">SeascorrPrep1.R</text:span><text:span text:style-name="T18">]</text:span></text:p>
        </text:list-item>
        <text:list-item>
          <text:p text:style-name="P9"><text:span text:style-name="T17">Analyze monthly and seasonal climate signal in tree-ring chronologies </text:span><text:span text:style-name="T18">[</text:span><text:span text:style-name="T38">TreeClim_seascorr.Rmd</text:span><text:span text:style-name="T42">]</text:span></text:p>
        </text:list-item>
        <text:list-item>
          <text:p text:style-name="P9"><text:span text:style-name="T42">Interpret</text:span><text:span text:style-name="T41"> Seascorr results to decide on a season/climate variable for reconstruction</text:span></text:p>
        </text:list-item>
        <text:list-item>
          <text:p text:style-name="P12"><text:span text:style-name="T37">Calibrate reconstruction model, validate model, analyze residuals, and apply model to reconstruct seasonal climate variable </text:span><text:span text:style-name="T42">[</text:span><text:span text:style-name="T38">S</text:span><text:span text:style-name="T39">tepwiseRecon.Rmd</text:span><text:span text:style-name="T42">]</text:span></text:p>
        </text:list-item>
        <text:list-item>
          <text:p text:style-name="P13">Analyze reconstruction [software of choice]</text:p>
        </text:list-item>
        <text:list-item>
          <text:p text:style-name="P14">Develop and make project presentation </text:p>
        </text:list-item>
      </text:list>
      <text:p text:style-name="P2"/>
      <text:p text:style-name="P17">Libraries needed </text:p>
      <text:list text:style-name="L2">
        <text:list-item>
          <text:p text:style-name="P20">library(rmarkdown)</text:p>
        </text:list-item>
        <text:list-item>
          <text:p text:style-name="P21">library(car) -- <text:s/><text:span text:style-name="T1">companion to applied regression</text:span></text:p>
        </text:list-item>
        <text:list-item>
          <text:p text:style-name="P21">library(pracma) -- <text:span text:style-name="T1">practical numerical math functions </text:span><text:span text:style-name="T8">[</text:span><text:span text:style-name="T1">needed </text:span><text:span text:style-name="T2">by CrossValid1 </text:span><text:span text:style-name="T1">for emulation of Matlab "backslash" operator through QR decomposition</text:span><text:span text:style-name="T8">]</text:span></text:p>
        </text:list-item>
        <text:list-item>
          <text:p text:style-name="P20">library(nortest) – <text:span text:style-name="T50">testing distribution for normality</text:span></text:p>
        </text:list-item>
        <text:list-item>
          <text:p text:style-name="P20">library(stringr) – <text:span text:style-name="T50">manipulating strings</text:span></text:p>
        </text:list-item>
        <text:list-item>
          <text:p text:style-name="P21">library(dplR) <text:s/>-- <text:span text:style-name="T50">dendrochronology program library; </text:span><text:span text:style-name="T43">tree-ring package with functions for various types of analysis, including spectral and wavelet analysis. You may want to use dplR to analyze your reconstruction for time series properties, such as cycles. Alternatively, R has many other libraries of functions for statistical analysis, or you may prefer another software entirely.</text:span></text:p>
        </text:list-item>
        <text:list-item>
          <text:p text:style-name="P20">library(data.table) – <text:span text:style-name="T50">needed for special formatting of some output</text:span></text:p>
        </text:list-item>
        <text:list-item>
          <text:p text:style-name="P20">library(treeclim) – <text:span text:style-name="T50">has a bare-bones R version of Matlab function seascorr, among other functions useful in dendroclimatology</text:span></text:p>
        </text:list-item>
      </text:list>
      <text:p text:style-name="P1"/>
      <text:p text:style-name="P7"><text:span text:style-name="T4">Upper level scripts or markdown scripts<text:line-break/></text:span><text:span text:style-name="T19">These are R scripts or R Markdown files (.R or .Rmd); Markdown files </text:span><text:span text:style-name="T23">are </text:span><text:span text:style-name="T19">convenient for teaching because comments can be easi</text:span><text:span text:style-name="T23">l</text:span><text:span text:style-name="T19">y written, witho</text:span><text:span text:style-name="T23">u</text:span><text:span text:style-name="T19">t worrying about formatting, to introduce chunks of code that can be stepped through in sequence with Rstudio.</text:span></text:p>
      <text:p text:style-name="P3"/>
      <text:list text:style-name="L3">
        <text:list-item>
          <text:p text:style-name="P22"><text:span text:style-name="T34">TreeClim_play.Rmd</text:span><text:span text:style-name="T45">:</text:span><text:span text:style-name="T33"> </text:span><text:span text:style-name="T24">provided by treeclim; i</text:span><text:span text:style-name="T11">llustrates </text:span><text:span text:style-name="T24">various operations possible with function in that package. </text:span><text:span text:style-name="T11">Once you install and load </text:span><text:span text:style-name="T23">treeclim</text:span><text:span text:style-name="T11"> you should be able to run this, </text:span><text:span text:style-name="T23">as </text:span><text:span text:style-name="T24">the </text:span><text:span text:style-name="T23">sample data are included with the package.</text:span><text:span text:style-name="T11"> I did not write any of the code. </text:span><text:span text:style-name="T24">Among the function in </text:span><text:span text:style-name="T19">treeclim </text:span><text:span text:style-name="T24">is a </text:span><text:span text:style-name="T11">stripped-down </text:span><text:span text:style-name="T24">seascorr, adapted by R team from my Matlab code.</text:span><text:span text:style-name="T11"> Rmd.</text:span></text:p>
        </text:list-item>
        <text:list-item>
          <text:p text:style-name="P23"><text:span text:style-name="T34">SeascorrPrep1.</text:span><text:span text:style-name="T45">R:</text:span><text:span text:style-name="T11"> <text:s/>organizes and formats monthly climate data and </text:span><text:span text:style-name="T24">matrix of </text:span><text:span text:style-name="T11">tree-ring time series and saves in an Rdata file that can be read by </text:span><text:span text:style-name="T12">TreeClim_seascorr.Rmd. </text:span><text:span text:style-name="T24">If you have tab-separated 13-col files of monthly climate data (P and T) and a tab-separated txt file of tree-ring chronologies, you can use SeascorrPrep1.R to re-format the data as needed for use by </text:span><text:span text:style-name="T12"><text:s text:c="2"/>TreeClim_seascorr.Rmd.</text:span></text:p>
        </text:list-item>
        <text:list-item>
          <text:p text:style-name="P25"><text:span text:style-name="T35">TreeClim_seascorr.Rmd:</text:span><text:span text:style-name="T27"> <text:s/></text:span><text:span text:style-name="T30">illustrates use of treeclim’s seascorr function on my sample data from Lake Tahoe region. I wrote this simple Rmd as a teaching tool for seascorr when matlab or standalone matlab versions of seascorr not available. To run on the Lake Tahoe data, you need the input in a data frame whose form is specified by treeclim function seascorr. See SeascorrPrep1.R for converting tab-separated climate and tree-ring data to the needed form.</text:span><text:span text:style-name="T27"> </text:span></text:p>
        </text:list-item>
        <text:list-item>
          <text:p text:style-name="P24"><text:soft-page-break/><text:span text:style-name="T35">S</text:span><text:span text:style-name="T36">tepwiseRecon.Rmd:</text:span><text:span text:style-name="T28"> written by </text:span><text:span text:style-name="T29">me</text:span><text:span text:style-name="T28"> to do the climate reconstruction in a series of didactic chunks. Reads user-prepared files of time series of seasonal climate variable to be reconstructed and time series matrix of tree-ring chronologies from which the predictors will be built. </text:span><text:span text:style-name="T31">Code as-is works on my sample tree-ring chronologies and climate data from Lake Tahoe region.</text:span><text:span text:style-name="T28"> User edits lines in the Rmd so that filenames and program settings (e.g., lags to allow in model) are </text:span><text:span text:style-name="T31">appropriate for user data</text:span><text:span text:style-name="T28">. Produces graphs and statistical output that can be used in developing class presentation</text:span><text:span text:style-name="T29">s in DISC. </text:span></text:p>
        </text:list-item>
      </text:list>
      <text:p text:style-name="P1"/>
      <text:p text:style-name="P3"/>
      <text:p text:style-name="P4">Function dependency <text:span text:style-name="T25">(what DM-written functions are relied on)</text:span></text:p>
      <text:list text:style-name="L4">
        <text:list-header>
          <text:p text:style-name="P18"/>
        </text:list-header>
        <text:list-item>
          <text:p text:style-name="P27"><text:span text:style-name="T34">TreeClim_play.Rmd</text:span><text:span text:style-name="T45">: </text:span><text:span text:style-name="T46">no DM functions needed</text:span></text:p>
        </text:list-item>
        <text:list-item>
          <text:p text:style-name="P15"><text:span text:style-name="T26">SeascorrPrep1.</text:span>R</text:p>
          <text:list>
            <text:list-item>
              <text:p text:style-name="P16">c13toc3.R: converts 13-col <text:span text:style-name="T47">climatic ascii data to </text:span>3 col <text:span text:style-name="T47">(year, month, value)</text:span> matrix</text:p>
            </text:list-item>
          </text:list>
        </text:list-item>
        <text:list-item>
          <text:p text:style-name="P26"><text:span text:style-name="T44">TreeClim_seascorr.Rmd: </text:span><text:span text:style-name="T40">no DM functions needed</text:span></text:p>
        </text:list-item>
        <text:list-item>
          <text:p text:style-name="P19"><text:span text:style-name="T1">StepwiseReconDISC.</text:span><text:span text:style-name="T9">Rmd</text:span></text:p>
          <text:list>
            <text:list-item>
              <text:p text:style-name="P11"><text:span text:style-name="T1">LagYear.</text:span><text:span text:style-name="T32">R</text:span><text:span text:style-name="T1">: <text:s/>build lagged matrix of chron</text:span><text:span text:style-name="T8">ologies</text:span></text:p>
            </text:list-item>
            <text:list-item>
              <text:p text:style-name="P11"><text:span text:style-name="T1">PeriodCommon.</text:span><text:span text:style-name="T32">R</text:span><text:span text:style-name="T1">: common period of </text:span><text:span text:style-name="T8">a single time series and a time series matrix</text:span></text:p>
            </text:list-item>
            <text:list-item>
              <text:p text:style-name="P11"><text:span text:style-name="T1">ForwStep1.</text:span><text:span text:style-name="T32">R</text:span><text:span text:style-name="T1">: forward stepwise regression </text:span></text:p>
              <text:list>
                <text:list-item>
                  <text:p text:style-name="P11"><text:span text:style-name="T1">CrossValid1.</text:span><text:span text:style-name="T32">R</text:span><text:span text:style-name="T1">: </text:span><text:span text:style-name="T2">l</text:span><text:span text:style-name="T1">eave-m-out cross-validati</text:span><text:span text:style-name="T8">o</text:span><text:span text:style-name="T1">n of a previously estimated stepwise regression model</text:span></text:p>
                </text:list-item>
                <text:list-item>
                  <text:p text:style-name="P28"><text:span text:style-name="T13">LeaveOut.</text:span><text:span text:style-name="T14">R</text:span><text:span text:style-name="T13">: </text:span><text:span text:style-name="T15">b</text:span><text:span text:style-name="T2">uilder</text:span><text:span text:style-name="T1"> point</text:span><text:span text:style-name="T2">er matrix </text:span><text:span text:style-name="T1"><text:s/>to cross-validation calibration sets <text:s/>of observations</text:span></text:p>
                </text:list-item>
              </text:list>
            </text:list-item>
          </text:list>
        </text:list-item>
      </text:list>
      <text:p text:style-name="P1"/>
      <text:p text:style-name="P8"><text:span text:style-name="T4"/></text:p>
      <text:p text:style-name="P6">Scripts, functions, and their cousins </text:p>
      <text:p text:style-name="P6"/>
      <text:list text:style-name="L5">
        <text:list-item>
          <text:p text:style-name="P31"><text:span text:style-name="T3">Basic R code </text:span><text:span text:style-name="T10">is a sequence of commands in R, and can be written with any text editory</text:span></text:p>
        </text:list-item>
        <text:list-item>
          <text:p text:style-name="P29"><text:span text:style-name="T20">An </text:span><text:span text:style-name="T5">R script</text:span><text:span text:style-name="T20"> is a collection of lines of R code in a file (e.g., MyCode.R)</text:span></text:p>
        </text:list-item>
        <text:list-item>
          <text:p text:style-name="P31"><text:span text:style-name="T10">An </text:span><text:span text:style-name="T3">R function</text:span><text:span text:style-name="T10"> is a collection of lines of R code that are organized in a file (e.g., Myfunction.R) that can be called again and again from a script. R libraries are collections of function that can be accessed by loading the library from some repository. You can also write your own functions, and just store those in some folder on your computer such that an R script can access them. Functions are intended to avoid having to reinvent the wheel by writing code for the same algorithm over and over again.</text:span></text:p>
        </text:list-item>
        <text:list-item>
          <text:p text:style-name="P32"><text:span text:style-name="T10">An </text:span><text:span text:style-name="T3">R markdown file</text:span><text:span text:style-name="T10"> is a form of R script, with suffix Rmd, that is convenient for teaching because comments can be written in a clearly readable way and the user can step through running of various “chunks” of code very easily. </text:span></text:p>
        </text:list-item>
        <text:list-item>
          <text:p text:style-name="P30"><text:span text:style-name="T22">An </text:span><text:span text:style-name="T7">R notebook</text:span><text:span text:style-name="T22"> is a cosmetically appealing output file that can be produced by an R markdown document by include a statement such as <text:line-break/>output: html_notebook <text:line-break/>in the Rmd file. When you run the Rmd file, you will see an output file that is an html file ending in “.</text:span><text:span text:style-name="T21">nb.html.” For example, run MyMarkdown.Rmd and see MyMarkdown.nb.html. This html file can serve as notes or can be converted to pdf for a report. For example, see </text:span><text:span text:style-name="T6">S</text:span><text:span text:style-name="T13">tepwiseReconDISC.</text:span><text:span text:style-name="T21">nb.html, produced by <text:s/></text:span><text:span text:style-name="T6">S</text:span><text:span text:style-name="T13">tepwiseReconDISC.</text:span><text:span text:style-name="T21">Rmd.</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9T11:08:34.633589034</meta:creation-date>
    <dc:date>2025-05-28T11:30:49.049792601</dc:date>
    <meta:editing-duration>P1DT3H14M50S</meta:editing-duration>
    <meta:editing-cycles>9</meta:editing-cycles>
    <meta:generator>LibreOffice/24.2.7.2$Linux_X86_64 LibreOffice_project/420$Build-2</meta:generator>
    <dc:creator>David Meko</dc:creator>
    <meta:document-statistic meta:table-count="0" meta:image-count="0" meta:object-count="0" meta:page-count="3" meta:paragraph-count="40" meta:word-count="897" meta:character-count="5764" meta:non-whitespace-character-count="4919"/>
  </office:meta>
</office:document-meta>
</file>